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e5c6a9"/>
    </style:style>
    <style:style style:name="P2" style:family="paragraph" style:parent-style-name="Standard">
      <style:text-properties officeooo:paragraph-rsid="00d96fa2"/>
    </style:style>
    <style:style style:name="P3" style:family="paragraph" style:parent-style-name="Standard">
      <style:text-properties fo:language="fr" fo:country="FR" officeooo:rsid="001460a3" officeooo:paragraph-rsid="001460a3"/>
    </style:style>
    <style:style style:name="P4" style:family="paragraph" style:parent-style-name="Standard">
      <style:text-properties fo:language="fr" fo:country="FR" officeooo:rsid="00d587d8" officeooo:paragraph-rsid="00d587d8"/>
    </style:style>
    <style:style style:name="P5" style:family="paragraph" style:parent-style-name="Standard">
      <style:text-properties fo:language="fr" fo:country="FR" officeooo:rsid="00b3bde9" officeooo:paragraph-rsid="00bdaa54"/>
    </style:style>
    <style:style style:name="P6" style:family="paragraph" style:parent-style-name="Standard">
      <style:text-properties fo:language="fr" fo:country="FR" officeooo:rsid="00b3bde9" officeooo:paragraph-rsid="00d96fa2"/>
    </style:style>
    <style:style style:name="P7" style:family="paragraph" style:parent-style-name="Standard">
      <style:text-properties fo:language="fr" fo:country="FR" officeooo:rsid="00b3bde9" officeooo:paragraph-rsid="00e5c6a9"/>
    </style:style>
    <style:style style:name="P8" style:family="paragraph" style:parent-style-name="Standard">
      <style:text-properties fo:language="fr" fo:country="FR" officeooo:rsid="00b3bde9" officeooo:paragraph-rsid="00de93a0"/>
    </style:style>
    <style:style style:name="P9" style:family="paragraph" style:parent-style-name="Standard">
      <style:text-properties fo:language="fr" fo:country="FR" officeooo:rsid="00b3bde9" officeooo:paragraph-rsid="00e08fc4"/>
    </style:style>
    <style:style style:name="P10" style:family="paragraph" style:parent-style-name="Standard">
      <style:text-properties fo:language="fr" fo:country="FR" officeooo:rsid="00b3bde9" officeooo:paragraph-rsid="00e11e6e"/>
    </style:style>
    <style:style style:name="P11" style:family="paragraph" style:parent-style-name="Standard">
      <style:text-properties fo:language="fr" fo:country="FR" officeooo:rsid="00b3bde9" officeooo:paragraph-rsid="00e6367e"/>
    </style:style>
    <style:style style:name="P12" style:family="paragraph" style:parent-style-name="Standard">
      <style:text-properties fo:language="fr" fo:country="FR" officeooo:rsid="00d82ad0" officeooo:paragraph-rsid="00d82ad0"/>
    </style:style>
    <style:style style:name="P13" style:family="paragraph" style:parent-style-name="Standard">
      <style:text-properties fo:language="fr" fo:country="FR" officeooo:paragraph-rsid="00bdaa54"/>
    </style:style>
    <style:style style:name="P14" style:family="paragraph" style:parent-style-name="Standard">
      <style:text-properties fo:language="fr" fo:country="FR" officeooo:paragraph-rsid="00d96fa2"/>
    </style:style>
    <style:style style:name="P15" style:family="paragraph" style:parent-style-name="Standard">
      <style:text-properties fo:language="fr" fo:country="FR" officeooo:rsid="00dc2f98" officeooo:paragraph-rsid="00dc2f98"/>
    </style:style>
    <style:style style:name="P16" style:family="paragraph" style:parent-style-name="Standard">
      <style:text-properties fo:language="fr" fo:country="FR" fo:font-weight="bold" officeooo:rsid="00dc2f98" officeooo:paragraph-rsid="00dc2f98" style:font-weight-asian="bold" style:font-weight-complex="bold"/>
    </style:style>
    <style:style style:name="P17" style:family="paragraph" style:parent-style-name="Standard">
      <style:text-properties fo:language="fr" fo:country="FR" fo:font-weight="bold" officeooo:rsid="00b3bde9" officeooo:paragraph-rsid="00bdaa54" style:font-weight-asian="bold" style:font-weight-complex="bold"/>
    </style:style>
    <style:style style:name="P18" style:family="paragraph" style:parent-style-name="Standard">
      <style:text-properties fo:language="fr" fo:country="FR" fo:font-weight="bold" officeooo:rsid="00b3bde9" officeooo:paragraph-rsid="00dcb1df" style:font-weight-asian="bold" style:font-weight-complex="bold"/>
    </style:style>
    <style:style style:name="P19" style:family="paragraph" style:parent-style-name="Standard">
      <style:text-properties fo:language="fr" fo:country="FR" fo:font-weight="bold" officeooo:rsid="00b3bde9" officeooo:paragraph-rsid="00e08fc4" style:font-weight-asian="bold" style:font-weight-complex="bold"/>
    </style:style>
    <style:style style:name="P20" style:family="paragraph" style:parent-style-name="Standard">
      <style:text-properties fo:language="fr" fo:country="FR" fo:font-weight="bold" officeooo:rsid="00b3bde9" officeooo:paragraph-rsid="00e11e6e" style:font-weight-asian="bold" style:font-weight-complex="bold"/>
    </style:style>
    <style:style style:name="P21" style:family="paragraph" style:parent-style-name="Standard">
      <style:text-properties fo:language="fr" fo:country="FR" fo:font-weight="bold" officeooo:rsid="00b3bde9" officeooo:paragraph-rsid="00e5c6a9" style:font-weight-asian="bold" style:font-weight-complex="bold"/>
    </style:style>
    <style:style style:name="P22" style:family="paragraph" style:parent-style-name="Standard">
      <style:text-properties fo:language="fr" fo:country="FR" fo:font-weight="bold" officeooo:rsid="00b3bde9" officeooo:paragraph-rsid="00e6367e" style:font-weight-asian="bold" style:font-weight-complex="bold"/>
    </style:style>
    <style:style style:name="P23" style:family="paragraph" style:parent-style-name="Standard">
      <style:text-properties fo:language="fr" fo:country="FR" fo:font-weight="bold" officeooo:rsid="00b3bde9" officeooo:paragraph-rsid="00ed24ae" style:font-weight-asian="bold" style:font-weight-complex="bold"/>
    </style:style>
    <style:style style:name="P24" style:family="paragraph" style:parent-style-name="Standard">
      <style:text-properties fo:language="fr" fo:country="FR" fo:font-weight="bold" officeooo:rsid="00ef903f" officeooo:paragraph-rsid="00ef903f" style:font-weight-asian="bold" style:font-weight-complex="bold"/>
    </style:style>
    <style:style style:name="P25" style:family="paragraph" style:parent-style-name="Standard">
      <style:text-properties fo:language="fr" fo:country="FR" officeooo:rsid="00e08fc4" officeooo:paragraph-rsid="00e08fc4"/>
    </style:style>
    <style:style style:name="P26" style:family="paragraph" style:parent-style-name="Standard">
      <style:text-properties fo:language="fr" fo:country="FR" officeooo:rsid="00ed24ae" officeooo:paragraph-rsid="00ed24ae"/>
    </style:style>
    <style:style style:name="P27" style:family="paragraph" style:parent-style-name="Standard">
      <style:text-properties fo:language="fr" fo:country="FR" officeooo:rsid="00ef903f" officeooo:paragraph-rsid="00ef903f"/>
    </style:style>
    <style:style style:name="P28" style:family="paragraph" style:parent-style-name="Standard">
      <style:text-properties fo:language="fr" fo:country="FR" officeooo:rsid="00efb32a" officeooo:paragraph-rsid="00efb32a"/>
    </style:style>
    <style:style style:name="P29" style:family="paragraph" style:parent-style-name="Standard">
      <style:text-properties fo:language="fr" fo:country="FR" officeooo:rsid="00f0da74" officeooo:paragraph-rsid="00f0da74"/>
    </style:style>
    <style:style style:name="P30" style:family="paragraph" style:parent-style-name="Standard">
      <style:text-properties officeooo:paragraph-rsid="00dcb1df"/>
    </style:style>
    <style:style style:name="P31" style:family="paragraph" style:parent-style-name="Standard">
      <style:text-properties officeooo:rsid="00dcb1df" officeooo:paragraph-rsid="00dcb1df"/>
    </style:style>
    <style:style style:name="P32" style:family="paragraph" style:parent-style-name="Standard">
      <style:text-properties officeooo:paragraph-rsid="00ed24ae"/>
    </style:style>
    <style:style style:name="P33" style:family="paragraph" style:parent-style-name="Standard">
      <style:text-properties officeooo:rsid="00ed24ae" officeooo:paragraph-rsid="00ed24ae"/>
    </style:style>
    <style:style style:name="P34" style:family="paragraph" style:parent-style-name="tfTitre_20_Chapitre">
      <style:text-properties fo:language="fr" fo:country="FR" officeooo:rsid="00d587d8" officeooo:paragraph-rsid="00d587d8"/>
    </style:style>
    <style:style style:name="P35" style:family="paragraph" style:parent-style-name="Standard" style:list-style-name="tfPuce">
      <style:text-properties officeooo:paragraph-rsid="00e07332"/>
    </style:style>
    <style:style style:name="P36" style:family="paragraph" style:parent-style-name="Standard" style:list-style-name="tfPuce">
      <style:text-properties officeooo:paragraph-rsid="00bdaa54"/>
    </style:style>
    <style:style style:name="P37" style:family="paragraph" style:parent-style-name="Standard" style:list-style-name="tfPuce">
      <style:text-properties officeooo:paragraph-rsid="00e5c6a9"/>
    </style:style>
    <style:style style:name="P38" style:family="paragraph" style:parent-style-name="Standard" style:list-style-name="tfPuce">
      <style:text-properties officeooo:paragraph-rsid="00e6367e"/>
    </style:style>
    <style:style style:name="P39" style:family="paragraph" style:parent-style-name="Standard" style:list-style-name="tfPuce">
      <style:text-properties officeooo:paragraph-rsid="00e8277b"/>
    </style:style>
    <style:style style:name="P40" style:family="paragraph" style:parent-style-name="Standard" style:list-style-name="tfPuce">
      <style:text-properties fo:language="fr" fo:country="FR" officeooo:rsid="00b3bde9" officeooo:paragraph-rsid="00dcb1df"/>
    </style:style>
    <style:style style:name="P41" style:family="paragraph" style:parent-style-name="Standard" style:list-style-name="tfPuce">
      <style:text-properties fo:language="fr" fo:country="FR" officeooo:rsid="00b3bde9" officeooo:paragraph-rsid="00bdaa54"/>
    </style:style>
    <style:style style:name="P42" style:family="paragraph" style:parent-style-name="Standard" style:list-style-name="tfPuce">
      <style:text-properties fo:language="fr" fo:country="FR" officeooo:rsid="00b3bde9" officeooo:paragraph-rsid="00df4028"/>
    </style:style>
    <style:style style:name="P43" style:family="paragraph" style:parent-style-name="Standard" style:list-style-name="tfPuce">
      <style:text-properties fo:language="fr" fo:country="FR" officeooo:rsid="00b3bde9" officeooo:paragraph-rsid="00f9046a"/>
    </style:style>
    <style:style style:name="P44" style:family="paragraph" style:parent-style-name="Standard" style:list-style-name="tfPuce">
      <style:text-properties fo:language="fr" fo:country="FR" officeooo:rsid="00b3bde9" officeooo:paragraph-rsid="00eba148"/>
    </style:style>
    <style:style style:name="P45" style:family="paragraph" style:parent-style-name="Standard" style:list-style-name="tfPuce">
      <style:text-properties fo:language="fr" fo:country="FR" officeooo:rsid="00de93a0" officeooo:paragraph-rsid="00de93a0"/>
    </style:style>
    <style:style style:name="P46" style:family="paragraph" style:parent-style-name="Standard" style:list-style-name="tfPuce">
      <style:text-properties fo:language="fr" fo:country="FR" officeooo:rsid="00f3b3ab" officeooo:paragraph-rsid="00bdaa54"/>
    </style:style>
    <style:style style:name="P47" style:family="paragraph" style:parent-style-name="Standard" style:list-style-name="tfPuce">
      <style:text-properties fo:language="fr" fo:country="FR" officeooo:rsid="00eba148" officeooo:paragraph-rsid="00eba148"/>
    </style:style>
    <style:style style:name="P48" style:family="paragraph" style:parent-style-name="Standard">
      <style:text-properties fo:language="fr" fo:country="FR" officeooo:rsid="00fa600f" officeooo:paragraph-rsid="00bdaa54"/>
    </style:style>
    <style:style style:name="P49" style:family="paragraph" style:parent-style-name="Standard" style:list-style-name="tfPuce">
      <style:text-properties officeooo:rsid="00f5e812" officeooo:paragraph-rsid="00f5e812"/>
    </style:style>
    <style:style style:name="P50" style:family="paragraph" style:parent-style-name="tfTitre_20_I_29_">
      <style:text-properties fo:language="fr" fo:country="FR" officeooo:rsid="00d71e20" officeooo:paragraph-rsid="00d71e20"/>
    </style:style>
    <style:style style:name="P51" style:family="paragraph" style:parent-style-name="tfTitre_20_I_29_" style:master-page-name="Right_20_Page">
      <style:paragraph-properties style:page-number="auto"/>
    </style:style>
    <style:style style:name="P52" style:family="paragraph" style:parent-style-name="tfTitre_20_1_29_" style:list-style-name="tfNum_20_1_29_">
      <style:text-properties fo:language="fr" fo:country="FR" officeooo:paragraph-rsid="00d82ad0"/>
    </style:style>
    <style:style style:name="P53" style:family="paragraph" style:parent-style-name="tfTitre_20_1_29_">
      <style:paragraph-properties fo:break-before="page"/>
    </style:style>
    <style:style style:name="P54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officeooo:rsid="00f0da74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d96fa2" style:font-style-asian="italic" style:font-style-complex="italic"/>
    </style:style>
    <style:style style:name="T4" style:family="text">
      <style:text-properties fo:font-style="italic" officeooo:rsid="00dcb1df" style:font-style-asian="italic" style:font-style-complex="italic"/>
    </style:style>
    <style:style style:name="T5" style:family="text">
      <style:text-properties fo:font-style="italic" officeooo:rsid="00e07332" style:font-style-asian="italic" style:font-style-complex="italic"/>
    </style:style>
    <style:style style:name="T6" style:family="text">
      <style:text-properties fo:font-style="italic" officeooo:rsid="00e08fc4" style:font-style-asian="italic" style:font-style-complex="italic"/>
    </style:style>
    <style:style style:name="T7" style:family="text">
      <style:text-properties fo:font-style="italic" officeooo:rsid="00e11e6e" style:font-style-asian="italic" style:font-style-complex="italic"/>
    </style:style>
    <style:style style:name="T8" style:family="text">
      <style:text-properties fo:font-style="italic" officeooo:rsid="00e5c6a9" style:font-style-asian="italic" style:font-style-complex="italic"/>
    </style:style>
    <style:style style:name="T9" style:family="text">
      <style:text-properties fo:font-style="italic" officeooo:rsid="00e6367e" style:font-style-asian="italic" style:font-style-complex="italic"/>
    </style:style>
    <style:style style:name="T10" style:family="text">
      <style:text-properties fo:font-style="italic" officeooo:rsid="00ed24ae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df4028" style:font-style-asian="normal" style:font-style-complex="normal"/>
    </style:style>
    <style:style style:name="T13" style:family="text">
      <style:text-properties fo:font-style="normal" officeooo:rsid="00e08fc4" style:font-style-asian="normal" style:font-style-complex="normal"/>
    </style:style>
    <style:style style:name="T14" style:family="text">
      <style:text-properties fo:font-style="normal" officeooo:rsid="00e5c6a9" style:font-style-asian="normal" style:font-style-complex="normal"/>
    </style:style>
    <style:style style:name="T15" style:family="text">
      <style:text-properties fo:font-weight="bold" officeooo:rsid="00de93a0" style:font-weight-asian="bold" style:font-weight-complex="bold"/>
    </style:style>
    <style:style style:name="T16" style:family="text">
      <style:text-properties style:font-name="OpenSymbol" officeooo:rsid="00d82ad0"/>
    </style:style>
    <style:style style:name="T17" style:family="text">
      <style:text-properties style:font-name="OpenSymbol" fo:font-weight="normal" officeooo:rsid="00d82ad0" style:font-weight-asian="normal" style:font-weight-complex="normal"/>
    </style:style>
    <style:style style:name="T18" style:family="text">
      <style:text-properties style:font-name="OpenSymbol" officeooo:rsid="0002a6ee"/>
    </style:style>
    <style:style style:name="T19" style:family="text">
      <style:text-properties style:font-name="OpenSymbol" fo:language="fr" fo:country="FR" officeooo:rsid="00b3bde9"/>
    </style:style>
    <style:style style:name="T20" style:family="text">
      <style:text-properties style:font-name="OpenSymbol2" officeooo:rsid="0002a6ee"/>
    </style:style>
    <style:style style:name="T21" style:family="text">
      <style:text-properties style:font-name="OpenSymbol2" fo:language="fr" fo:country="FR" officeooo:rsid="00dcb1df"/>
    </style:style>
    <style:style style:name="T22" style:family="text">
      <style:text-properties style:font-name="OpenSymbol2" fo:language="fr" fo:country="FR" officeooo:rsid="00ed24ae"/>
    </style:style>
    <style:style style:name="T23" style:family="text">
      <style:text-properties style:font-name="OpenSymbol2" officeooo:rsid="00de93a0"/>
    </style:style>
    <style:style style:name="T24" style:family="text">
      <style:text-properties style:font-name="OpenSymbol2" officeooo:rsid="00df4028"/>
    </style:style>
    <style:style style:name="T25" style:family="text">
      <style:text-properties style:font-name="OpenSymbol2" officeooo:rsid="00e2f336"/>
    </style:style>
    <style:style style:name="T26" style:family="text">
      <style:text-properties style:font-name="OpenSymbol2" officeooo:rsid="00e6367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officeooo:rsid="00a2e6d0" style:font-size-asian="24pt" style:font-size-complex="24pt"/>
    </style:style>
    <style:style style:name="T29" style:family="text">
      <style:text-properties officeooo:rsid="00d82ad0"/>
    </style:style>
    <style:style style:name="T30" style:family="text">
      <style:text-properties officeooo:rsid="00d96fa2"/>
    </style:style>
    <style:style style:name="T31" style:family="text">
      <style:text-properties officeooo:rsid="00b3bde9"/>
    </style:style>
    <style:style style:name="T32" style:family="text">
      <style:text-properties officeooo:rsid="00da3c63"/>
    </style:style>
    <style:style style:name="T33" style:family="text">
      <style:text-properties officeooo:rsid="00dc2f98"/>
    </style:style>
    <style:style style:name="T34" style:family="text">
      <style:text-properties fo:language="fr" fo:country="FR" officeooo:rsid="00d96fa2"/>
    </style:style>
    <style:style style:name="T35" style:family="text">
      <style:text-properties fo:language="fr" fo:country="FR" officeooo:rsid="00b3bde9"/>
    </style:style>
    <style:style style:name="T36" style:family="text">
      <style:text-properties fo:language="fr" fo:country="FR" officeooo:rsid="00dc2f98"/>
    </style:style>
    <style:style style:name="T37" style:family="text">
      <style:text-properties fo:language="fr" fo:country="FR" officeooo:rsid="00dcb1df"/>
    </style:style>
    <style:style style:name="T38" style:family="text">
      <style:text-properties fo:language="fr" fo:country="FR" fo:font-style="italic" officeooo:rsid="00dcb1df" style:font-style-asian="italic" style:font-style-complex="italic"/>
    </style:style>
    <style:style style:name="T39" style:family="text">
      <style:text-properties fo:language="fr" fo:country="FR" fo:font-style="italic" officeooo:rsid="00e07332" style:font-style-asian="italic" style:font-style-complex="italic"/>
    </style:style>
    <style:style style:name="T40" style:family="text">
      <style:text-properties fo:language="fr" fo:country="FR" fo:font-style="italic" officeooo:rsid="00e5c6a9" style:font-style-asian="italic" style:font-style-complex="italic"/>
    </style:style>
    <style:style style:name="T41" style:family="text">
      <style:text-properties fo:language="fr" fo:country="FR" fo:font-style="italic" officeooo:rsid="00e6367e" style:font-style-asian="italic" style:font-style-complex="italic"/>
    </style:style>
    <style:style style:name="T42" style:family="text">
      <style:text-properties fo:language="fr" fo:country="FR" fo:font-style="italic" officeooo:rsid="00ed24ae" style:font-style-asian="italic" style:font-style-complex="italic"/>
    </style:style>
    <style:style style:name="T43" style:family="text">
      <style:text-properties fo:language="fr" fo:country="FR" officeooo:rsid="00de93a0"/>
    </style:style>
    <style:style style:name="T44" style:family="text">
      <style:text-properties fo:language="fr" fo:country="FR" officeooo:rsid="00e07332"/>
    </style:style>
    <style:style style:name="T45" style:family="text">
      <style:text-properties fo:language="fr" fo:country="FR" officeooo:rsid="00e11e6e"/>
    </style:style>
    <style:style style:name="T46" style:family="text">
      <style:text-properties fo:language="fr" fo:country="FR" officeooo:rsid="00e2f336"/>
    </style:style>
    <style:style style:name="T47" style:family="text">
      <style:text-properties fo:language="fr" fo:country="FR" officeooo:rsid="00e5c6a9"/>
    </style:style>
    <style:style style:name="T48" style:family="text">
      <style:text-properties fo:language="fr" fo:country="FR" officeooo:rsid="00e6367e"/>
    </style:style>
    <style:style style:name="T49" style:family="text">
      <style:text-properties fo:language="fr" fo:country="FR" fo:font-style="normal" officeooo:rsid="00e6367e" style:font-style-asian="normal" style:font-style-complex="normal"/>
    </style:style>
    <style:style style:name="T50" style:family="text">
      <style:text-properties fo:language="fr" fo:country="FR" fo:font-style="normal" officeooo:rsid="00e8277b" style:font-style-asian="normal" style:font-style-complex="normal"/>
    </style:style>
    <style:style style:name="T51" style:family="text">
      <style:text-properties fo:language="fr" fo:country="FR" officeooo:rsid="00e8277b"/>
    </style:style>
    <style:style style:name="T52" style:family="text">
      <style:text-properties fo:language="fr" fo:country="FR" officeooo:rsid="00ed24ae"/>
    </style:style>
    <style:style style:name="T53" style:family="text">
      <style:text-properties fo:language="fr" fo:country="FR" officeooo:rsid="00f41af2"/>
    </style:style>
    <style:style style:name="T54" style:family="text">
      <style:text-properties fo:language="fr" fo:country="FR" officeooo:rsid="00f6f59c"/>
    </style:style>
    <style:style style:name="T55" style:family="text">
      <style:text-properties officeooo:rsid="00dcb1df"/>
    </style:style>
    <style:style style:name="T56" style:family="text">
      <style:text-properties officeooo:rsid="00de93a0"/>
    </style:style>
    <style:style style:name="T57" style:family="text">
      <style:text-properties officeooo:rsid="00df4028"/>
    </style:style>
    <style:style style:name="T58" style:family="text">
      <style:text-properties officeooo:rsid="00e07332"/>
    </style:style>
    <style:style style:name="T59" style:family="text">
      <style:text-properties officeooo:rsid="00e08fc4"/>
    </style:style>
    <style:style style:name="T60" style:family="text">
      <style:text-properties officeooo:rsid="00e2f336"/>
    </style:style>
    <style:style style:name="T61" style:family="text">
      <style:text-properties style:text-position="super 58%" officeooo:rsid="00e2f336"/>
    </style:style>
    <style:style style:name="T62" style:family="text">
      <style:text-properties style:text-position="super 58%" officeooo:rsid="00e6367e"/>
    </style:style>
    <style:style style:name="T63" style:family="text">
      <style:text-properties style:text-position="super 58%" fo:language="fr" fo:country="FR" officeooo:rsid="00e6367e"/>
    </style:style>
    <style:style style:name="T64" style:family="text">
      <style:text-properties officeooo:rsid="00e368d6"/>
    </style:style>
    <style:style style:name="T65" style:family="text">
      <style:text-properties officeooo:rsid="00e5c6a9"/>
    </style:style>
    <style:style style:name="T66" style:family="text">
      <style:text-properties officeooo:rsid="00e6367e"/>
    </style:style>
    <style:style style:name="T67" style:family="text">
      <style:text-properties officeooo:rsid="00e8c721"/>
    </style:style>
    <style:style style:name="T68" style:family="text">
      <style:text-properties officeooo:rsid="00eba148"/>
    </style:style>
    <style:style style:name="T69" style:family="text">
      <style:text-properties officeooo:rsid="00ebd3b5"/>
    </style:style>
    <style:style style:name="T70" style:family="text">
      <style:text-properties officeooo:rsid="00ed24ae"/>
    </style:style>
    <style:style style:name="T71" style:family="text">
      <style:text-properties officeooo:rsid="00efb32a"/>
    </style:style>
    <style:style style:name="T72" style:family="text">
      <style:text-properties officeooo:rsid="00f0da74"/>
    </style:style>
    <style:style style:name="T73" style:family="text">
      <style:text-properties officeooo:rsid="00f588c4"/>
    </style:style>
    <style:style style:name="T74" style:family="text">
      <style:text-properties officeooo:rsid="00f820af"/>
    </style:style>
    <style:style style:name="T75" style:family="text">
      <style:text-properties officeooo:rsid="00f9046a"/>
    </style:style>
    <style:style style:name="T76" style:family="text">
      <style:text-properties fo:color="#111111"/>
    </style:style>
    <style:style style:name="T77" style:family="text">
      <style:text-properties fo:color="#111111" officeooo:rsid="00d96fa2"/>
    </style:style>
    <style:style style:name="T78" style:family="text">
      <style:text-properties fo:color="#111111" style:font-name="OpenSymbol2"/>
    </style:style>
    <style:style style:name="T79" style:family="text">
      <style:text-properties fo:color="#111111" style:font-name="OpenSymbol2" officeooo:rsid="00d96fa2"/>
    </style:style>
    <style:style style:name="T80" style:family="text">
      <style:text-properties fo:color="#111111" style:font-name="OpenSymbol2" officeooo:rsid="00dc2f98"/>
    </style:style>
    <style:style style:name="T81" style:family="text">
      <style:text-properties fo:color="#111111" style:font-name="OpenSymbol2" officeooo:rsid="00e08fc4"/>
    </style:style>
    <style:style style:name="T82" style:family="text">
      <style:text-properties fo:color="#111111" style:font-name="OpenSymbol2" fo:font-style="normal" style:font-style-asian="normal" style:font-style-complex="normal"/>
    </style:style>
    <style:style style:name="T83" style:family="text">
      <style:text-properties fo:color="#111111" style:font-name="OpenSymbol2" fo:language="fr" fo:country="FR" officeooo:rsid="00e6367e"/>
    </style:style>
    <style:style style:name="T84" style:family="text">
      <style:text-properties fo:color="#111111" style:font-name="OpenSymbol" officeooo:rsid="0002a6ee"/>
    </style:style>
    <style:style style:name="T85" style:family="text">
      <style:text-properties fo:color="#111111" officeooo:rsid="00dc2f98"/>
    </style:style>
    <style:style style:name="T86" style:family="text">
      <style:text-properties fo:color="#111111" fo:language="fr" fo:country="FR" officeooo:rsid="00dc2f98"/>
    </style:style>
    <style:style style:name="T87" style:family="text">
      <style:text-properties fo:color="#111111" fo:language="fr" fo:country="FR" officeooo:rsid="00e5c6a9"/>
    </style:style>
    <style:style style:name="T88" style:family="text">
      <style:text-properties fo:color="#111111" fo:language="fr" fo:country="FR" officeooo:rsid="00ed24ae"/>
    </style:style>
    <style:style style:name="T89" style:family="text">
      <style:text-properties fo:color="#111111" fo:language="fr" fo:country="FR" fo:font-style="italic" officeooo:rsid="00ed24ae" style:font-style-asian="italic" style:font-style-complex="italic"/>
    </style:style>
    <style:style style:name="T90" style:family="text">
      <style:text-properties fo:color="#111111" fo:language="fr" fo:country="FR" fo:font-style="italic" officeooo:rsid="00e6367e" style:font-style-asian="italic" style:font-style-complex="italic"/>
    </style:style>
    <style:style style:name="T91" style:family="text">
      <style:text-properties fo:color="#111111" fo:language="fr" fo:country="FR" fo:font-style="italic" officeooo:rsid="00e8277b" style:font-style-asian="italic" style:font-style-complex="italic"/>
    </style:style>
    <style:style style:name="T92" style:family="text">
      <style:text-properties fo:color="#111111" fo:language="fr" fo:country="FR" officeooo:rsid="00e6367e"/>
    </style:style>
    <style:style style:name="T93" style:family="text">
      <style:text-properties fo:color="#111111" fo:language="fr" fo:country="FR" officeooo:rsid="00e8277b"/>
    </style:style>
    <style:style style:name="T94" style:family="text">
      <style:text-properties fo:color="#111111" fo:language="fr" fo:country="FR" officeooo:rsid="00b3bde9"/>
    </style:style>
    <style:style style:name="T95" style:family="text">
      <style:text-properties fo:color="#111111" fo:language="fr" fo:country="FR" fo:font-style="normal" officeooo:rsid="00e6367e" style:font-style-asian="normal" style:font-style-complex="normal"/>
    </style:style>
    <style:style style:name="T96" style:family="text">
      <style:text-properties fo:color="#111111" fo:language="fr" fo:country="FR" fo:font-style="normal" officeooo:rsid="00e8277b" style:font-style-asian="normal" style:font-style-complex="normal"/>
    </style:style>
    <style:style style:name="T97" style:family="text">
      <style:text-properties fo:color="#111111" fo:font-style="italic" style:font-style-asian="italic" style:font-style-complex="italic"/>
    </style:style>
    <style:style style:name="T98" style:family="text">
      <style:text-properties fo:color="#111111" fo:font-style="italic" officeooo:rsid="00e08fc4" style:font-style-asian="italic" style:font-style-complex="italic"/>
    </style:style>
    <style:style style:name="T99" style:family="text">
      <style:text-properties fo:color="#111111" fo:font-style="italic" officeooo:rsid="00e5c6a9" style:font-style-asian="italic" style:font-style-complex="italic"/>
    </style:style>
    <style:style style:name="T100" style:family="text">
      <style:text-properties fo:color="#111111" fo:font-style="italic" officeooo:rsid="00ed24ae" style:font-style-asian="italic" style:font-style-complex="italic"/>
    </style:style>
    <style:style style:name="T101" style:family="text">
      <style:text-properties fo:color="#111111" fo:font-style="italic" officeooo:rsid="00e6367e" style:font-style-asian="italic" style:font-style-complex="italic"/>
    </style:style>
    <style:style style:name="T102" style:family="text">
      <style:text-properties fo:color="#111111" officeooo:rsid="00e08fc4"/>
    </style:style>
    <style:style style:name="T103" style:family="text">
      <style:text-properties fo:color="#111111" officeooo:rsid="00b3bde9"/>
    </style:style>
    <style:style style:name="T104" style:family="text">
      <style:text-properties fo:color="#111111" fo:font-style="normal" style:font-style-asian="normal" style:font-style-complex="normal"/>
    </style:style>
    <style:style style:name="T105" style:family="text">
      <style:text-properties fo:color="#111111" fo:font-style="normal" officeooo:rsid="00b3bde9" style:font-style-asian="normal" style:font-style-complex="normal"/>
    </style:style>
    <style:style style:name="T106" style:family="text">
      <style:text-properties fo:color="#111111" officeooo:rsid="00e5c6a9"/>
    </style:style>
    <style:style style:name="T107" style:family="text">
      <style:text-properties fo:color="#111111" officeooo:rsid="00ed24ae"/>
    </style:style>
    <style:style style:name="T108" style:family="text">
      <style:text-properties fo:color="#111111" style:text-position="super 58%" fo:language="fr" fo:country="FR" officeooo:rsid="00e6367e"/>
    </style:style>
    <style:style style:name="T109" style:family="text">
      <style:text-properties fo:color="#111111" style:text-position="super 58%" officeooo:rsid="00e6367e"/>
    </style:style>
    <style:style style:name="T110" style:family="text">
      <style:text-properties fo:color="#111111" officeooo:rsid="00e6367e"/>
    </style:style>
    <style:style style:name="T111" style:family="text">
      <style:text-properties fo:font-size="18pt" style:font-size-asian="18pt" style:font-size-complex="18pt"/>
    </style:style>
    <style:style style:name="T112" style:family="text">
      <style:text-properties fo:font-size="18pt" style:text-underline-style="none" style:font-size-asian="18pt" style:font-size-complex="18pt"/>
    </style:style>
    <style:style style:name="gr1" style:family="graphic">
      <style:graphic-properties draw:stroke="none" svg:stroke-color="#000000" draw:fill="solid" draw:fill-color="#cccccc" fo:min-height="2.19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1.46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4.38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5.11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8">A</text:span><text:span text:style-name="T27">rithmétique</text:span></text:p>
      <text:p text:style-name="P3"/>
      <text:p text:style-name="P4">L'arithmétique est le domaine des mathématiques qui étudie les nombres <text:span text:style-name="T33">et leurs propriétés</text:span>. Historiquement, elle s’<text:span text:style-name="T32">est beaucoup</text:span> <text:span text:style-name="T32">intéressée</text:span> aux nombres entiers, aux <text:span text:style-name="T33">fractions</text:span> et <text:span text:style-name="T74">aux questions de</text:span> divisibilité.</text:p>
      <text:p text:style-name="P3"/>
      <text:p text:style-name="P3"/>
      <text:list xml:id="list3368309548" text:style-name="tfNum_20_I_29_">
        <text:list-item>
          <text:p text:style-name="P50">Multiples et diviseurs</text:p>
        </text:list-item>
      </text:list>
      <text:list xml:id="list3266348517" text:style-name="tfNum_20_1_29_">
        <text:list-item>
          <text:p text:style-name="P52"><text:span text:style-name="T29">Division euclidienne dans </text:span><text:span text:style-name="T17">ℤ</text:span></text:p>
        </text:list-item>
      </text:list>
      <text:p text:style-name="P5"><text:span text:style-name="T29">Dans </text:span><text:span text:style-name="T16">ℤ</text:span><text:span text:style-name="T29">, l</text:span>a somme, la différence et le produit de deux entiers relatifs <text:span text:style-name="T29">r</text:span>est<text:span text:style-name="T29">ent</text:span> <text:span text:style-name="T29">des</text:span> entier<text:span text:style-name="T29">s</text:span> relatif<text:span text:style-name="T29">s</text:span>. <text:span text:style-name="T29">Toutefois, il n’en est pas de même pour la division.</text:span></text:p>
      <text:p text:style-name="P12">On s’intéresse alors <text:span text:style-name="T30">à </text:span>la division euclidienne (ou division entière) :</text:p>
      <text:p text:style-name="P15"/>
      <text:p text:style-name="P16">Définition :</text:p>
      <text:p text:style-name="P6">Pour tous entiers relatifs <text:span text:style-name="T3">a</text:span><text:span text:style-name="T30"> et </text:span><text:span text:style-name="T3">b</text:span><text:span text:style-name="T30"> (</text:span><text:span text:style-name="T3">b</text:span><text:span text:style-name="T30"> </text:span><text:span text:style-name="T20">≠</text:span> <text:span text:style-name="T30">0),</text:span> il existe un unique entier relatif <text:span text:style-name="T3">q</text:span> <text:span text:style-name="T30">(appelé quotient) </text:span>et un unique entier naturel <text:span text:style-name="T3">r</text:span> <text:span text:style-name="T30">(appelé reste) </text:span>tels que :</text:p>
      <text:p text:style-name="P6"><text:span text:style-name="T3">a</text:span><text:span text:style-name="T30"> = </text:span><text:span text:style-name="T3">b</text:span><text:span text:style-name="T30"> </text:span><text:span text:style-name="T3">q</text:span><text:span text:style-name="T30"> + </text:span><text:span text:style-name="T3">r</text:span><text:span text:style-name="T30"> avec 0 </text:span><text:span text:style-name="T18"></text:span> <text:span text:style-name="T3">r</text:span><text:span text:style-name="T30"> &lt; | </text:span><text:span text:style-name="T3">q</text:span><text:span text:style-name="T30"> |</text:span>.</text:p>
      <text:p text:style-name="P5"/>
      <text:p text:style-name="P17">Ex :</text:p>
      <text:p text:style-name="P13"><text:span text:style-name="T30">Division euclidienne de 27 par 4 : 27 = </text:span><text:span text:style-name="T77">4 </text:span><text:span text:style-name="T79">×</text:span><text:span text:style-name="T76"> </text:span><text:span text:style-name="T77">6 + 3 avec 0 </text:span><text:span text:style-name="T84"></text:span><text:span text:style-name="T76"> </text:span><text:span text:style-name="T77">3 &lt; 4</text:span></text:p>
      <text:p text:style-name="P5"><text:tab/>Le quotient est <text:s text:c="2"/><text:span text:style-name="T77">6</text:span> <text:s text:c="2"/>et le reste est <text:s text:c="2"/><text:span text:style-name="T77">3</text:span></text:p>
      <text:p text:style-name="P14"><text:span text:style-name="T30">Division euclidienne de –25 par –3 : –25 = </text:span><text:span text:style-name="T77">–3 </text:span><text:span text:style-name="T79">×</text:span><text:span text:style-name="T76"> </text:span><text:span text:style-name="T77">9 + 2 avec 0 </text:span><text:span text:style-name="T84"></text:span><text:span text:style-name="T77"> 2 &lt; | –3 |</text:span></text:p>
      <text:p text:style-name="P6"><text:tab/>Le quotient est <text:s text:c="2"/><text:span text:style-name="T77">9</text:span> <text:s text:c="2"/>et le reste est <text:s text:c="2"/><text:span text:style-name="T85">2</text:span></text:p>
      <text:p text:style-name="P2"><text:span text:style-name="T34">D</text:span><text:span text:style-name="T35">ivision euclidienne de </text:span><text:span text:style-name="T34">12</text:span><text:span text:style-name="T35"> par –</text:span><text:span text:style-name="T34">4</text:span><text:span text:style-name="T35"> : </text:span><text:span text:style-name="T36">12 = </text:span><text:span text:style-name="T86">–</text:span><text:span text:style-name="T85">4 </text:span><text:span text:style-name="T80">×</text:span><text:span text:style-name="T76"> –</text:span><text:span text:style-name="T85">3 + 0 </text:span></text:p>
      <text:p text:style-name="P6"><text:tab/>Le quotient est <text:s/><text:span text:style-name="T76"><text:s/>–</text:span><text:span text:style-name="T85">3</text:span><text:span text:style-name="T76"> </text:span><text:s text:c="2"/>et le reste est <text:s/><text:span text:style-name="T76"><text:s/></text:span><text:span text:style-name="T85">0</text:span></text:p>
      <text:p text:style-name="P5"/>
      <text:p text:style-name="P24">Avec Python :</text:p>
      <text:p text:style-name="P27">Le quotient et le reste d’une division euclidienne <text:span text:style-name="T72">avec des </text:span><text:span text:style-name="T1">entiers naturels</text:span><text:span text:style-name="T72"> </text:span>s’obtiennent <text:span text:style-name="T71">avec « // » et « % ».</text:span></text:p>
      <text:p text:style-name="P28"><text:span text:style-name="T74">Quotient entier : <text:s/></text:span>27//4 = 6</text:p>
      <text:p text:style-name="P28"><text:span text:style-name="T74">Reste : <text:s/></text:span>27%4 = 3</text:p>
      <text:p text:style-name="P29"/>
      <text:list xml:id="list162130978543454" text:continue-numbering="true" text:style-name="tfNum_20_1_29_">
        <text:list-item>
          <text:p text:style-name="P53"><text:span text:style-name="T35">Multiples et diviseurs dans </text:span><text:span text:style-name="T19">ℤ</text:span></text:p>
        </text:list-item>
      </text:list>
      <text:p text:style-name="P18">Définition :</text:p>
      <text:p text:style-name="P30"><text:span text:style-name="T35">Soient </text:span><text:span text:style-name="T38">a</text:span><text:span text:style-name="T35"> et </text:span><text:span text:style-name="T38">d</text:span><text:span text:style-name="T35"> deux entiers relatifs. </text:span><text:span text:style-name="T43">On dit que </text:span><text:span text:style-name="T38">d</text:span><text:span text:style-name="T35"> divise </text:span><text:span text:style-name="T38">a</text:span><text:span text:style-name="T35"> si et seulement si il existe un entier </text:span><text:span text:style-name="T38">k</text:span><text:span text:style-name="T35"> tel que </text:span><text:span text:style-name="T38">a</text:span><text:span text:style-name="T37"> = </text:span><text:span text:style-name="T38">k</text:span><text:span text:style-name="T37"> </text:span><text:span text:style-name="T21">×</text:span> <text:span text:style-name="T4">d</text:span><text:span text:style-name="T55">.</text:span></text:p>
      <text:p text:style-name="P30"/>
      <text:p text:style-name="P31">Les affirmations ci-dessous sont équivalentes :</text:p>
      <text:list xml:id="list4067396877" text:style-name="tfPuce">
        <text:list-item>
          <text:p text:style-name="P40"><text:span text:style-name="T4">d</text:span><text:span text:style-name="T55"> divise </text:span><text:span text:style-name="T4">a</text:span></text:p>
        </text:list-item>
        <text:list-item>
          <text:p text:style-name="P40"><text:span text:style-name="T2">d</text:span> est un diviseur de <text:span text:style-name="T4">a</text:span></text:p>
        </text:list-item>
        <text:list-item>
          <text:p text:style-name="P40"><text:span text:style-name="T4">a</text:span> est un multiple de <text:span text:style-name="T4">d</text:span></text:p>
        </text:list-item>
        <text:list-item>
          <text:p text:style-name="P45"><text:span text:style-name="T2">a</text:span> est divisible par <text:span text:style-name="T2">d</text:span></text:p>
        </text:list-item>
      </text:list>
      <text:p text:style-name="P5"/>
      <text:p text:style-name="P8"><text:span text:style-name="T15">Ex : </text:span><text:span text:style-name="T56">12 = –3 </text:span><text:span text:style-name="T23">×</text:span> –<text:span text:style-name="T56">4</text:span> donc –<text:span text:style-name="T56">3</text:span> <text:span text:style-name="T56">et –4 sont des </text:span>diviseur<text:span text:style-name="T56">s</text:span> de <text:span text:style-name="T56">12.</text:span></text:p>
      <text:p text:style-name="P5"/>
      <text:p text:style-name="P17">Remarques :</text:p>
      <text:list xml:id="list162131921892772" text:continue-numbering="true" text:style-name="tfPuce">
        <text:list-item>
          <text:p text:style-name="P41">Pour tout <text:span text:style-name="T57">entier relatif </text:span><text:span text:style-name="T5">a</text:span><text:span text:style-name="T57"> : 0 = 0 </text:span><text:span text:style-name="T24">×</text:span> <text:span text:style-name="T5">a</text:span><text:span text:style-name="T57">. D</text:span>onc <text:span text:style-name="T57">0</text:span> est divisible par n’importe quel entier relatif mais n’admet <text:span text:style-name="T57">comme</text:span> multiple <text:span text:style-name="T57">que lui même.</text:span></text:p>
        </text:list-item>
        <text:list-item>
          <text:p text:style-name="P42">Pour tout <text:span text:style-name="T57">entier relatif </text:span><text:span text:style-name="T5">a</text:span><text:span text:style-name="T57"> : </text:span><text:span text:style-name="T5">a</text:span><text:span text:style-name="T57"> = 1 </text:span><text:span text:style-name="T24">×</text:span> <text:span text:style-name="T5">a</text:span><text:span text:style-name="T12"> = –</text:span><text:span text:style-name="T57">1 </text:span><text:span text:style-name="T24">×</text:span> –<text:span text:style-name="T5">a</text:span><text:span text:style-name="T57">.<text:line-break/>D</text:span>onc <text:span text:style-name="T57">1 et –1 </text:span>divis<text:span text:style-name="T57">ent</text:span> n’importe quel entier relatif<text:span text:style-name="T57">.<text:line-break/>Tout entier relatif est divisible par lui même et par son opposé.</text:span></text:p>
        </text:list-item>
        <text:list-item>
          <text:p text:style-name="P35"><text:span text:style-name="T44">Tout</text:span><text:span text:style-name="T35"> entier relatif non nul </text:span><text:span text:style-name="T39">a</text:span><text:span text:style-name="T35"> admet une infinité de multiples :<text:line-break/>…, –</text:span><text:span text:style-name="T58">3 </text:span><text:span text:style-name="T5">a</text:span>, <text:span text:style-name="T35">–</text:span><text:span text:style-name="T44">2</text:span><text:span text:style-name="T58"> </text:span><text:span text:style-name="T5">a</text:span>, <text:span text:style-name="T35">–</text:span><text:span text:style-name="T5">a</text:span>, <text:span text:style-name="T58">0, </text:span><text:span text:style-name="T5">a</text:span><text:span text:style-name="T58">, 2 </text:span><text:span text:style-name="T5">a</text:span><text:span text:style-name="T58">, 3 </text:span><text:span text:style-name="T5">a</text:span><text:span text:style-name="T58">, …, </text:span><text:span text:style-name="T5">k</text:span><text:span text:style-name="T58"> </text:span><text:span text:style-name="T5">a</text:span><text:span text:style-name="T58">, …</text:span></text:p>
        </text:list-item>
        <text:list-item>
          <text:p text:style-name="P49">Les diviseurs vont en général par paires : Quand on écrit<text:span text:style-name="T35"> </text:span><text:span text:style-name="T38">a</text:span><text:span text:style-name="T37"> = </text:span><text:span text:style-name="T38">k</text:span><text:span text:style-name="T37"> </text:span><text:span text:style-name="T21">×</text:span> <text:span text:style-name="T4">d</text:span><text:span text:style-name="T55"> , </text:span>on peut en déduire que <text:span text:style-name="T2">d</text:span> comme <text:span text:style-name="T2">k</text:span> sont des diviseurs de <text:span text:style-name="T2">a</text:span>.</text:p>
        </text:list-item>
      </text:list>
      <text:p text:style-name="P5"/>
      <text:p text:style-name="P19">Propriété :</text:p>
      <text:p text:style-name="P9">Soit <text:span text:style-name="T6">a</text:span> <text:span text:style-name="T59">un</text:span> entier relatif <text:span text:style-name="T59">et </text:span><text:span text:style-name="T6">n</text:span><text:span text:style-name="T59"> et </text:span><text:span text:style-name="T6">m</text:span><text:span text:style-name="T59"> deux </text:span>multiples <text:span text:style-name="T59">de </text:span><text:span text:style-name="T6">a</text:span>.</text:p>
      <text:p text:style-name="P5">Alors<text:span text:style-name="T11"> la somme, la différence et le produit </text:span><text:span text:style-name="T13">de </text:span><text:span text:style-name="T6">n</text:span><text:span text:style-name="T13"> et </text:span><text:span text:style-name="T6">m</text:span><text:span text:style-name="T11"> </text:span>sont aussi des multiples de <text:span text:style-name="T6">a</text:span>.</text:p>
      <text:p text:style-name="P5"/>
      <text:p text:style-name="P17">Démonstration pour la somme :</text:p>
      <text:p text:style-name="P5"><text:span text:style-name="T6">n</text:span> est un multiple de <text:span text:style-name="T6">a</text:span> donc il existe un entier <text:span text:style-name="T6">k</text:span> tel que <text:span text:style-name="T6">n</text:span><text:span text:style-name="T59"> = </text:span><text:span text:style-name="T98">k</text:span><text:span text:style-name="T102"> </text:span><text:span text:style-name="T81">×</text:span><text:span text:style-name="T76"> </text:span><text:span text:style-name="T98">a</text:span><text:span text:style-name="T76">.</text:span></text:p>
      <text:p text:style-name="P9"><text:span text:style-name="T6">m</text:span> est un multiple de <text:span text:style-name="T6">a</text:span> donc il existe un entier <text:span text:style-name="T6">k’</text:span> tel que <text:span text:style-name="T6">m</text:span><text:span text:style-name="T59"> = </text:span><text:span text:style-name="T98">k’</text:span><text:span text:style-name="T102"> </text:span><text:span text:style-name="T81">×</text:span><text:span text:style-name="T76"> </text:span><text:span text:style-name="T98">a</text:span><text:span text:style-name="T76">.</text:span></text:p>
      <text:p text:style-name="P25"><draw:frame text:anchor-type="paragraph" draw:z-index="0" draw:style-name="gr1" draw:text-style-name="P54" svg:width="4.645cm" svg:height="2.193cm" svg:x="14.355cm" svg:y="1.889cm"><draw:text-box><text:p><text:span text:style-name="T111">p50 : 39, 40, 44</text:span></text:p><text:p><text:span text:style-name="T111">p52 : 62, 63, 64</text:span></text:p><text:p><text:span text:style-name="T111">p53 : </text:span><text:span text:style-name="T112">66, 67</text:span></text:p></draw:text-box></draw:frame>Donc <text:span text:style-name="T2">n</text:span> + <text:span text:style-name="T2">m</text:span> = <text:span text:style-name="T97">k</text:span><text:span text:style-name="T76"> </text:span><text:span text:style-name="T78">×</text:span><text:span text:style-name="T103"> </text:span><text:span text:style-name="T97">a</text:span><text:span text:style-name="T104"> + </text:span><text:span text:style-name="T97">k’</text:span><text:span text:style-name="T104"> </text:span><text:span text:style-name="T82">×</text:span><text:span text:style-name="T105"> </text:span><text:span text:style-name="T97">a</text:span><text:span text:style-name="T104"> = (</text:span><text:span text:style-name="T97">k</text:span><text:span text:style-name="T104"> + </text:span><text:span text:style-name="T97">k’</text:span><text:span text:style-name="T104">) </text:span><text:span text:style-name="T82">×</text:span><text:span text:style-name="T105"> </text:span><text:span text:style-name="T97">a</text:span></text:p>
      <text:p text:style-name="P25">Or <text:span text:style-name="T11">(</text:span><text:span text:style-name="T2">k</text:span><text:span text:style-name="T11"> + </text:span><text:span text:style-name="T2">k’</text:span><text:span text:style-name="T11">)</text:span> est la somme de deux entiers et est donc un entier.</text:p>
      <text:p text:style-name="P9"><text:span text:style-name="T59">D</text:span>onc <text:span text:style-name="T6">n</text:span><text:span text:style-name="T59"> + </text:span><text:span text:style-name="T6">m</text:span><text:span text:style-name="T59"> </text:span>est un multiple de <text:span text:style-name="T6">a</text:span>.</text:p>
      <text:p text:style-name="P5"/>
      <text:list xml:id="list162131741320668" text:continue-list="list162130978543454" text:style-name="tfNum_20_1_29_">
        <text:list-item>
          <text:p text:style-name="P53">Critères de divisibilité</text:p>
        </text:list-item>
      </text:list>
      <text:list xml:id="list162131101730673" text:continue-list="list162131921892772" text:style-name="tfPuce">
        <text:list-item>
          <text:p text:style-name="P41">Un entier relatif est divisible par 2 si et seulement si son chiffre des unités est <text:span text:style-name="T76">0, 2, 4, 6 ou 8.</text:span></text:p>
        </text:list-item>
        <text:list-item>
          <text:p text:style-name="P41">Un entier relatif est divisible par 5 si et seulement si son chiffre des unités est <text:span text:style-name="T76">0 ou 5.</text:span></text:p>
        </text:list-item>
        <text:list-item>
          <text:p text:style-name="P41">Un entier relatif est divisible par 10 si et seulement si son chiffre des unités est <text:span text:style-name="T76">0.</text:span></text:p>
        </text:list-item>
        <text:list-item>
          <text:p text:style-name="P46">Un entier relatif est divisible par 4 <text:span text:style-name="T31">si et seulement si </text:span>le nombre formé par ses 2 derniers<text:span text:style-name="T31"> chiffre</text:span>s est <text:span text:style-name="T76">divisible par 4</text:span><text:span text:style-name="T103">.</text:span></text:p>
        </text:list-item>
        <text:list-item>
          <text:p text:style-name="P41">Un entier relatif est divisible par 3 si et seulement si la somme de ses chiffres est <text:span text:style-name="T76">divisible par 3.</text:span></text:p>
        </text:list-item>
        <text:list-item>
          <text:p text:style-name="P41">Un entier relatif est divisible par 9 si et seulement si la somme de ses chiffres est <text:span text:style-name="T76">divisible par 9.</text:span></text:p>
        </text:list-item>
      </text:list>
      <text:p text:style-name="P5"/>
      <text:p text:style-name="P5"/>
      <text:list xml:id="list162131869556910" text:continue-list="list162131741320668" text:style-name="tfNum_20_1_29_">
        <text:list-item>
          <text:p text:style-name="tfTitre_20_1_29_"><text:span text:style-name="T35">Nombres premiers dans </text:span><text:span text:style-name="T19">ℕ</text:span></text:p>
        </text:list-item>
      </text:list>
      <text:p text:style-name="P20">Définition :</text:p>
      <text:p text:style-name="P10">Un entier naturel <text:span text:style-name="T7">n</text:span> est dit premier s’il admet exactement deux diviseurs <text:span text:style-name="T73">positifs</text:span> distincts : 1 et lui-même.</text:p>
      <text:p text:style-name="P10"/>
      <text:p text:style-name="P20"><text:span text:style-name="T60">N</text:span>ombres premiers inférieurs à 100 :</text:p>
      <text:p text:style-name="P10">2 ; 3 ; 5 ; 7 ; 11 ; 13 ; 17 ; 19 ; 23 ; 29 ; 31 ; 37 ; 41 ; 43 ; 47 ; 53 ; 59 ; 61 ; 67 ; 71 ; 73 ; 79 ; 83 ; 89 ; 97</text:p>
      <text:p text:style-name="P10"/>
      <text:p text:style-name="P17">Remarques :</text:p>
      <text:list xml:id="list162130323285294" text:continue-list="list162131101730673" text:style-name="tfPuce">
        <text:list-item>
          <text:p text:style-name="P41"><text:span text:style-name="T64">0 et </text:span>1 n<text:span text:style-name="T64">e sont</text:span> donc pas <text:span text:style-name="T64">des</text:span> nombre<text:span text:style-name="T64">s</text:span> premier<text:span text:style-name="T64">s</text:span>.</text:p>
        </text:list-item>
        <text:list-item>
          <text:p text:style-name="P36"><text:span text:style-name="T35">Tout entier naturel peut se décomposer de façon unique </text:span><text:span text:style-name="T53">en</text:span><text:span text:style-name="T35"> produit d</text:span><text:span text:style-name="T53">e</text:span><text:span text:style-name="T35"> nombre</text:span><text:span text:style-name="T53">s</text:span><text:span text:style-name="T35"> premier </text:span><text:span text:style-name="T45">(</text:span><text:span text:style-name="T35">à l’ordre </text:span><text:span text:style-name="T46">des </text:span><text:span text:style-name="T54">facteur</text:span><text:span text:style-name="T46">s </text:span><text:span text:style-name="T35">près</text:span><text:span text:style-name="T45">)</text:span><text:span text:style-name="T35">.<text:line-break/></text:span><text:span text:style-name="T46">Ex : 338 = </text:span><text:span text:style-name="T60">2 </text:span><text:span text:style-name="T25">×</text:span> <text:span text:style-name="T60">13</text:span><text:span text:style-name="T61">2</text:span><text:span text:style-name="T60">.<text:line-break/>(cf fonction « factor » de la Numworks)</text:span></text:p>
        </text:list-item>
      </text:list>
      <text:p text:style-name="P48"><draw:frame text:anchor-type="paragraph" draw:z-index="1" draw:style-name="gr2" draw:text-style-name="P54" svg:width="3.56cm" svg:height="1.463cm" svg:x="15.439cm" svg:y="1.889cm"><draw:text-box><text:p><text:span text:style-name="T111">p56 : 84</text:span></text:p><text:p><text:span text:style-name="T111">p53 : </text:span><text:span text:style-name="T112">68, 71</text:span></text:p></draw:text-box></draw:frame></text:p>
      <text:list xml:id="list162131153960112" text:continue-list="list3368309548" text:style-name="tfNum_20_I_29_">
        <text:list-item>
          <text:p text:style-name="P51">PARITÉ</text:p>
        </text:list-item>
      </text:list>
      <text:list xml:id="list162131917096051" text:continue-list="list162131869556910" text:style-name="tfNum_20_1_29_">
        <text:list-item text:start-value="1">
          <text:p text:style-name="tfTitre_20_1_29_">Définition</text:p>
        </text:list-item>
      </text:list>
      <text:p text:style-name="P5">O<text:span text:style-name="T65">n considère </text:span>un entier relatif <text:span text:style-name="T8">n</text:span> :</text:p>
      <text:list xml:id="list162131454472091" text:continue-list="list162130323285294" text:style-name="tfPuce">
        <text:list-item>
          <text:p text:style-name="P37"><text:span text:style-name="T47">Soit n</text:span><text:span text:style-name="T35"> est divisible par 2 </text:span><text:span text:style-name="T47">et</text:span><text:span text:style-name="T35"> on dit qu’</text:span><text:span text:style-name="T47">il es</text:span><text:span text:style-name="T35">t pair<text:line-break/></text:span><text:span text:style-name="T47">et il</text:span><text:span text:style-name="T35"> existe un entier relatif </text:span><text:span text:style-name="T40">k</text:span><text:span text:style-name="T35"> tel que </text:span><text:span text:style-name="T40">n</text:span><text:span text:style-name="T47"> = 2 </text:span><text:span text:style-name="T8">k</text:span></text:p>
        </text:list-item>
        <text:list-item>
          <text:p text:style-name="P43"><text:span text:style-name="T65">Soit n</text:span> <text:span text:style-name="T75">n’</text:span>est <text:span text:style-name="T75">pas</text:span> divisible par 2 <text:span text:style-name="T75">et </text:span>on dit qu’il est impair<text:line-break/><text:span text:style-name="T65">et il</text:span> existe un entier relatif <text:span text:style-name="T8">k</text:span> tel que <text:span text:style-name="T8">n</text:span><text:span text:style-name="T65"> = 2 </text:span><text:span text:style-name="T8">k</text:span><text:span text:style-name="T14"> + 1</text:span></text:p>
        </text:list-item>
      </text:list>
      <text:p text:style-name="P5"/>
      <text:p text:style-name="P21">Démonstration :</text:p>
      <text:p text:style-name="P1"><text:span text:style-name="T47">O</text:span><text:span text:style-name="T35">n effectue le division euclidienne de </text:span><text:span text:style-name="T40">n</text:span><text:span text:style-name="T35"> par 2.</text:span></text:p>
      <text:p text:style-name="P1"><text:span text:style-name="T35">Il existe donc deux entiers </text:span><text:span text:style-name="T40">k</text:span><text:span text:style-name="T47"> et </text:span><text:span text:style-name="T40">r</text:span><text:span text:style-name="T35"> tels que </text:span><text:span text:style-name="T40">n</text:span><text:span text:style-name="T35"> </text:span><text:span text:style-name="T47">= </text:span><text:span text:style-name="T87">2 </text:span><text:span text:style-name="T99">k</text:span><text:span text:style-name="T106"> + </text:span><text:span text:style-name="T99">r</text:span><text:span text:style-name="T106"> avec 0 </text:span><text:span text:style-name="T84"></text:span><text:span text:style-name="T76"> </text:span><text:span text:style-name="T99">r</text:span><text:span text:style-name="T106"> &lt; 2</text:span></text:p>
      <text:p text:style-name="P5">Donc <text:span text:style-name="T66">soit</text:span> <text:span text:style-name="T8">r</text:span><text:span text:style-name="T65"> = 0, soit </text:span><text:span text:style-name="T8">r</text:span><text:span text:style-name="T65"> = 1</text:span>.</text:p>
      <text:p text:style-name="P7">Si <text:span text:style-name="T8">r</text:span><text:span text:style-name="T65"> = 0 </text:span>alors <text:span text:style-name="T8">n</text:span><text:span text:style-name="T65"> = 2 </text:span><text:span text:style-name="T8">k</text:span> et <text:span text:style-name="T8">n</text:span> est <text:span text:style-name="T66">donc </text:span>pair.</text:p>
      <text:p text:style-name="P7">Sinon <text:span text:style-name="T8">r</text:span><text:span text:style-name="T65"> = 1</text:span> et <text:span text:style-name="T8">n</text:span><text:span text:style-name="T65"> = 2 </text:span><text:span text:style-name="T8">k</text:span><text:span text:style-name="T14"> + 1</text:span> <text:span text:style-name="T65">et </text:span><text:span text:style-name="T8">n</text:span><text:span text:style-name="T65"> </text:span>est donc impair.</text:p>
      <text:p text:style-name="P5"/>
      <text:p text:style-name="P22">Exemple :</text:p>
      <text:p text:style-name="P11">338 est pair <text:span text:style-name="T66">(338 = 2 </text:span><text:span text:style-name="T26">×</text:span> <text:span text:style-name="T66">169)</text:span> ; 339 est impair <text:span text:style-name="T66">(339 = 2 </text:span><text:span text:style-name="T26">×</text:span> <text:span text:style-name="T66">169 + 1)</text:span></text:p>
      <text:p text:style-name="P5"/>
      <text:p text:style-name="P5"/>
      <text:list xml:id="list162130908675173" text:continue-list="list162131917096051" text:style-name="tfNum_20_1_29_">
        <text:list-item>
          <text:p text:style-name="tfTitre_20_1_29_">Parité et <text:span text:style-name="T69">opérations</text:span></text:p>
        </text:list-item>
      </text:list>
      <text:p text:style-name="P17">Propriété<text:span text:style-name="T68">s</text:span> :</text:p>
      <text:list xml:id="list162130514433940" text:continue-list="list162131454472091" text:style-name="tfPuce">
        <text:list-item>
          <text:p text:style-name="P41">La somme o<text:span text:style-name="T68">u différence </text:span>de deux <text:span text:style-name="T66">entiers</text:span> pairs est un <text:span text:style-name="T66">entier</text:span> <text:span text:style-name="T76">pair.</text:span></text:p>
        </text:list-item>
        <text:list-item>
          <text:p text:style-name="P44">La somme o<text:span text:style-name="T68">u différence</text:span> de deux <text:span text:style-name="T66">entiers</text:span> impairs est un <text:span text:style-name="T66">entier</text:span> <text:span text:style-name="T76">pair.</text:span></text:p>
        </text:list-item>
        <text:list-item>
          <text:p text:style-name="P44">La somme o<text:span text:style-name="T68">u différence</text:span> d’un <text:span text:style-name="T66">entier</text:span> pair et d’un <text:span text:style-name="T66">entier</text:span> impair est un <text:span text:style-name="T66">entier</text:span> <text:span text:style-name="T76">impair.</text:span></text:p>
        </text:list-item>
        <text:list-item>
          <text:p text:style-name="P47">Le produit d’un entier pair avec un entier quelconque est un entier <text:span text:style-name="T76">pair.</text:span></text:p>
        </text:list-item>
        <text:list-item>
          <text:p text:style-name="P47">Le produit de deux entiers impairs est un entier <text:span text:style-name="T76">impair.</text:span></text:p>
        </text:list-item>
      </text:list>
      <text:p text:style-name="P5"/>
      <text:p text:style-name="P23">Démonstration <text:span text:style-name="T70">dans le cas du produit de deux entiers impairs</text:span> :</text:p>
      <text:p text:style-name="P26"><text:span text:style-name="T65">S</text:span>oient <text:span text:style-name="T2">m</text:span> et <text:span text:style-name="T2">n</text:span> deux entiers impairs.</text:p>
      <text:p text:style-name="P26">Il existe alors deux entiers <text:span text:style-name="T2">k</text:span> et <text:span text:style-name="T2">k’</text:span> tels que <text:span text:style-name="T2">m</text:span> = <text:span text:style-name="T76">2</text:span><text:span text:style-name="T97">k</text:span><text:span text:style-name="T76"> + 1</text:span> et <text:span text:style-name="T2">n</text:span> = <text:span text:style-name="T76">2</text:span><text:span text:style-name="T97">k’</text:span><text:span text:style-name="T76"> +1.</text:span></text:p>
      <text:p text:style-name="P32"><text:span text:style-name="T42">m</text:span><text:span text:style-name="T52"> </text:span><text:span text:style-name="T22">×</text:span> <text:span text:style-name="T10">n</text:span><text:span text:style-name="T70"> = </text:span><text:span text:style-name="T107">(</text:span><text:span text:style-name="T88">2</text:span><text:span text:style-name="T89">k</text:span><text:span text:style-name="T88"> + 1</text:span><text:span text:style-name="T107">)(</text:span><text:span text:style-name="T88">2</text:span><text:span text:style-name="T89">k’</text:span><text:span text:style-name="T88"> +1</text:span><text:span text:style-name="T107">) = 4</text:span><text:span text:style-name="T100">kk’</text:span><text:span text:style-name="T107"> + 2</text:span><text:span text:style-name="T100">k</text:span><text:span text:style-name="T107"> + 2</text:span><text:span text:style-name="T100">k’</text:span><text:span text:style-name="T107"> + 1 = 2(2</text:span><text:span text:style-name="T100">kk’</text:span><text:span text:style-name="T107"> + </text:span><text:span text:style-name="T100">k</text:span><text:span text:style-name="T107"> + </text:span><text:span text:style-name="T100">k’</text:span><text:span text:style-name="T107">) + 1.</text:span></text:p>
      <text:p text:style-name="P33">Or (2<text:span text:style-name="T2">kk’</text:span> + <text:span text:style-name="T2">k</text:span> + <text:span text:style-name="T2">k’</text:span>) est entier donc 2(2<text:span text:style-name="T2">kk’</text:span> + <text:span text:style-name="T2">k</text:span> + <text:span text:style-name="T2">k’</text:span>) + 1 est impair.</text:p>
      <text:list xml:id="list162130516744100" text:continue-list="list162130908675173" text:style-name="tfNum_20_1_29_">
        <text:list-item>
          <text:p text:style-name="P53">Parité d’un carré</text:p>
        </text:list-item>
      </text:list>
      <text:p text:style-name="P22">Propriété :</text:p>
      <text:p text:style-name="P11">Soit <text:span text:style-name="T66">n</text:span> un entier relatif,</text:p>
      <text:p text:style-name="P5">Si <text:span text:style-name="T9">n</text:span> est pair alors <text:span text:style-name="T9">n</text:span><text:span text:style-name="T62">2</text:span> est pair <text:span text:style-name="T66">et réciproquement.</text:span></text:p>
      <text:p text:style-name="P11">Si <text:span text:style-name="T9">n</text:span> est impair alors <text:span text:style-name="T9">n</text:span><text:span text:style-name="T62">2</text:span> est impair <text:span text:style-name="T66">et réciproquement</text:span>.</text:p>
      <text:p text:style-name="P5"/>
      <text:p text:style-name="P17">Démonstration :</text:p>
      <text:list xml:id="list162131168348676" text:continue-list="list162130514433940" text:style-name="tfPuce">
        <text:list-item>
          <text:p text:style-name="P38"><text:span text:style-name="T35">S</text:span><text:span text:style-name="T48">i </text:span><text:span text:style-name="T41">n</text:span><text:span text:style-name="T48"> est</text:span><text:span text:style-name="T35"> pair </text:span><text:span text:style-name="T48">alors</text:span><text:span text:style-name="T35"> il existe un entier </text:span><text:span text:style-name="T41">k</text:span><text:span text:style-name="T48"> </text:span><text:span text:style-name="T35">tel que </text:span><text:span text:style-name="T41">n</text:span><text:span text:style-name="T48"> = 2</text:span><text:span text:style-name="T35"> </text:span><text:span text:style-name="T41">k</text:span><text:span text:style-name="T48">.<text:line-break/></text:span><text:span text:style-name="T35">donc </text:span><text:span text:style-name="T41">n</text:span><text:span text:style-name="T63">2</text:span><text:span text:style-name="T48"> = </text:span><text:span text:style-name="T92">4 </text:span><text:span text:style-name="T90">k</text:span><text:span text:style-name="T108">2</text:span><text:span text:style-name="T92"> = 2 </text:span><text:span text:style-name="T83">×</text:span><text:span text:style-name="T76"> </text:span><text:span text:style-name="T110">(2 </text:span><text:span text:style-name="T101">k</text:span><text:span text:style-name="T109">2</text:span><text:span text:style-name="T110">)</text:span><text:span text:style-name="T66"><text:line-break/></text:span><text:span text:style-name="T51">o</text:span><text:span text:style-name="T35">r </text:span><text:span text:style-name="T48">(2 </text:span><text:span text:style-name="T41">k</text:span><text:span text:style-name="T63">2</text:span><text:span text:style-name="T48">)</text:span><text:span text:style-name="T35"> est un entier donc </text:span><text:span text:style-name="T41">n</text:span><text:span text:style-name="T63">2</text:span><text:span text:style-name="T48"> </text:span><text:span text:style-name="T35">est pair.</text:span></text:p>
        </text:list-item>
        <text:list-item>
          <text:p text:style-name="P39"><text:span text:style-name="T35">S</text:span><text:span text:style-name="T48">i </text:span><text:span text:style-name="T41">n</text:span><text:span text:style-name="T48"> est</text:span><text:span text:style-name="T35"> </text:span><text:span text:style-name="T51">im</text:span><text:span text:style-name="T35">pair </text:span><text:span text:style-name="T48">alors</text:span><text:span text:style-name="T35"> il existe un entier </text:span><text:span text:style-name="T41">k</text:span><text:span text:style-name="T48"> </text:span><text:span text:style-name="T35">tel que </text:span><text:span text:style-name="T41">n</text:span><text:span text:style-name="T48"> = 2</text:span><text:span text:style-name="T35"> </text:span><text:span text:style-name="T41">k</text:span><text:span text:style-name="T49"> </text:span><text:span text:style-name="T50">+ 1</text:span><text:span text:style-name="T48">.<text:line-break/></text:span><text:span text:style-name="T35">donc </text:span><text:span text:style-name="T41">n</text:span><text:span text:style-name="T63">2</text:span><text:span text:style-name="T48"> = </text:span><text:span text:style-name="T93">(</text:span><text:span text:style-name="T92">2</text:span><text:span text:style-name="T94"> </text:span><text:span text:style-name="T90">k</text:span><text:span text:style-name="T95"> </text:span><text:span text:style-name="T96">+ 1)</text:span><text:span text:style-name="T108">2</text:span><text:span text:style-name="T92"> = </text:span><text:span text:style-name="T93">4 </text:span><text:span text:style-name="T91">k</text:span><text:span text:style-name="T108">2</text:span><text:span text:style-name="T92"> </text:span><text:span text:style-name="T93">+4 </text:span><text:span text:style-name="T91">k</text:span><text:span text:style-name="T93"> + 1 = 2 </text:span><text:span text:style-name="T83">×</text:span><text:span text:style-name="T76"> </text:span><text:span text:style-name="T110">(2 </text:span><text:span text:style-name="T101">k</text:span><text:span text:style-name="T109">2</text:span><text:span text:style-name="T110"> + 2 </text:span><text:span text:style-name="T101">k</text:span><text:span text:style-name="T110">) + 1</text:span><text:span text:style-name="T66"><text:line-break/></text:span><text:span text:style-name="T51">o</text:span><text:span text:style-name="T35">r </text:span><text:span text:style-name="T48">(2 </text:span><text:span text:style-name="T41">k</text:span><text:span text:style-name="T63">2</text:span><text:span text:style-name="T48"> + 2 </text:span><text:span text:style-name="T41">k</text:span><text:span text:style-name="T48">)</text:span><text:span text:style-name="T35"> est un entier donc </text:span><text:span text:style-name="T41">n</text:span><text:span text:style-name="T63">2</text:span><text:span text:style-name="T48"> </text:span><text:span text:style-name="T35">est </text:span><text:span text:style-name="T51">im</text:span><text:span text:style-name="T35">pair.</text:span></text:p>
        </text:list-item>
      </text:list>
      <text:p text:style-name="P5"/>
      <text:p text:style-name="P5"><draw:frame text:anchor-type="paragraph" draw:z-index="2" draw:style-name="gr1" draw:text-style-name="P54" svg:width="6.603cm" svg:height="2.193cm" svg:x="12.397cm" svg:y="3.889cm"><draw:text-box><text:p><text:span text:style-name="T111">p50 : 42, 43, 47, 49, 50</text:span></text:p><text:p><text:span text:style-name="T111">p54 : 75, 76, 77, 78</text:span></text:p><text:p><text:span text:style-name="T111">p58 : </text:span><text:span text:style-name="T112">94</text:span></text:p></draw:text-box></draw:frame><draw:frame text:anchor-type="paragraph" draw:z-index="3" draw:style-name="gr3" draw:text-style-name="P54" svg:width="6.603cm" svg:height="4.384cm" svg:x="12.397cm" svg:y="6.81cm"><draw:text-box><text:p><text:span text:style-name="T111">algo</text:span></text:p><text:p><text:span text:style-name="T111">p52 : 61</text:span></text:p><text:p><text:span text:style-name="T111">p53 : 69 (erreur énoncé!)</text:span></text:p><text:p><text:span text:style-name="T111">p54 : </text:span><text:span text:style-name="T112">73</text:span></text:p><text:p><text:span text:style-name="T112">p55 : 79</text:span></text:p><text:p><text:span text:style-name="T112">p57 : 89</text:span></text:p></draw:text-box></draw:frame><draw:frame text:anchor-type="paragraph" draw:z-index="4" draw:style-name="gr4" draw:text-style-name="P54" svg:width="6.603cm" svg:height="5.114cm" svg:x="12.397cm" svg:y="11.89cm"><draw:text-box><text:p><text:span text:style-name="T111">plus difficile</text:span></text:p><text:p><text:span text:style-name="T111">p50 : 41, 45</text:span></text:p><text:p><text:span text:style-name="T111">p52 : 60</text:span></text:p><text:p><text:span text:style-name="T111">p54 : </text:span><text:span text:style-name="T112">72</text:span></text:p><text:p><text:span text:style-name="T112">p55 : 80, 81, 83</text:span></text:p><text:p><text:span text:style-name="T112">p56 : 85, 86, 87</text:span></text:p><text:p><text:span text:style-name="T112">p58 : 93, 95, 97, 99</text:span></text:p></draw:text-box></draw:frame><text:span text:style-name="T67">C</text:span>omme un <text:span text:style-name="T67">entier est soit</text:span> pair, <text:span text:style-name="T67">soit</text:span> impair, la réciproque est vraie également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9H35M33S</meta:editing-duration>
    <meta:editing-cycles>200</meta:editing-cycles>
    <meta:generator>LibreOffice/6.0.7.3$Windows_X86_64 LibreOffice_project/dc89aa7a9eabfd848af146d5086077aeed2ae4a5</meta:generator>
    <dc:date>2019-08-27T16:21:27.991000000</dc:date>
    <meta:print-date>2019-08-27T16:21:11.239000000</meta:print-date>
    <meta:document-statistic meta:table-count="0" meta:image-count="0" meta:object-count="0" meta:page-count="6" meta:paragraph-count="92" meta:word-count="1281" meta:character-count="5535" meta:non-whitespace-character-count="4356"/>
  </office:meta>
</office:document-meta>
</file>